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c9f" officeooo:paragraph-rsid="001b1c9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1c9f"/>
    </style:style>
    <style:style style:name="T6" style:family="text">
      <style:text-properties officeooo:rsid="001c63f3"/>
    </style:style>
    <style:style style:name="T7" style:family="text">
      <style:text-properties officeooo:rsid="001df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st</text:span> of <text:span text:style-name="T5">March</text:span> 202<text:span text:style-name="T5">2</text:span> under the <text:span text:style-name="T5">8th</text:span> PA Meeting.</text:p>
      <text:p text:style-name="P1"/>
      <text:p text:style-name="P1">The Assembly, recognising the current situation,</text:p>
      <text:p text:style-name="P1"/>
      <text:p text:style-name="P4">Constitutes the need to amend the server court in the following ways to create a fairer system:</text:p>
      <text:p text:style-name="P4">1. CotS can directly appeal to the SC and skip making a decision themselves</text:p>
      <text:p text:style-name="P4">2. There is to be a limited time (2 weeks) to <text:span text:style-name="T6">call to convene</text:span> the SC</text:p>
      <text:p text:style-name="P4">3. Malicious intent would have to be involved</text:p>
      <text:p text:style-name="P1"/>
      <text:p text:style-name="P1">And proceeds.</text:p>
      <text:p text:style-name="P1"/>
      <text:p text:style-name="P1">Signed by,</text:p>
      <text:p text:style-name="P1">_<text:span text:style-name="T7">yoran_</text:span></text:p>
      <text:p text:style-name="P1"/>
      <text:p text:style-name="P1"/>
      <text:p text:style-name="P1"/>
      <text:p text:style-name="Standard"><text:span text:style-name="T1">[</text:span><text:span text:style-name="T2">Motion 8-1: To amend the Server Court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2T11:07:29.683147501</dc:date>
    <meta:editing-duration>PT3M8S</meta:editing-duration>
    <meta:editing-cycles>8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10" meta:word-count="88" meta:character-count="483" meta:non-whitespace-character-count="405"/>
  </office:meta>
</office:document-meta>
</file>